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6ae2" officeooo:paragraph-rsid="000a6ae2"/>
    </style:style>
    <style:style style:name="P2" style:family="paragraph" style:parent-style-name="Standard">
      <style:text-properties officeooo:rsid="000a6ae2" officeooo:paragraph-rsid="000bd865"/>
    </style:style>
    <style:style style:name="P3" style:family="paragraph" style:parent-style-name="Standard">
      <style:paragraph-properties fo:break-before="page"/>
      <style:text-properties officeooo:rsid="000a6ae2" officeooo:paragraph-rsid="000a6ae2"/>
    </style:style>
    <style:style style:name="P4" style:family="paragraph" style:parent-style-name="Standard">
      <style:paragraph-properties fo:break-before="page"/>
      <style:text-properties officeooo:rsid="000a6ae2" officeooo:paragraph-rsid="000bd865"/>
    </style:style>
    <style:style style:name="T1" style:family="text">
      <style:text-properties officeooo:rsid="000bd8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1</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3">Page 2</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3">Page 3</text:p>
      <text:p text:style-name="P1"/>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4</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5</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6</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7</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8</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9</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4">Page <text:span text:style-name="T1">10</text:span></text:p>
      <text:p text:style-name="P2"/>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2-23T10:28:39.197000000</meta:creation-date>
    <meta:print-date>2023-12-23T17:35:49.936000000</meta:print-date>
    <dc:date>2023-12-23T17:36:09.155000000</dc:date>
    <meta:editing-duration>PT1H57M8S</meta:editing-duration>
    <meta:editing-cycles>2</meta:editing-cycles>
    <meta:generator>LibreOffice/6.4.7.2$Windows_X86_64 LibreOffice_project/639b8ac485750d5696d7590a72ef1b496725cfb5</meta:generator>
    <meta:document-statistic meta:table-count="0" meta:image-count="0" meta:object-count="0" meta:page-count="10" meta:paragraph-count="20" meta:word-count="710" meta:character-count="4521" meta:non-whitespace-character-count="3821"/>
  </office:meta>
</office:document-meta>
</file>